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3.911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941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963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4.038cm" fo:break-before="auto" style:use-optimal-row-height="false"/>
    </style:style>
    <style:style style:name="ro6" style:family="table-row">
      <style:table-row-properties style:row-height="1.803cm" fo:break-before="auto" style:use-optimal-row-height="false"/>
    </style:style>
    <style:style style:name="ro7" style:family="table-row">
      <style:table-row-properties style:row-height="1.334cm" fo:break-before="auto" style:use-optimal-row-height="true"/>
    </style:style>
    <style:style style:name="ro8" style:family="table-row">
      <style:table-row-properties style:row-height="2.992cm" fo:break-before="auto" style:use-optimal-row-height="false"/>
    </style:style>
    <style:style style:name="ro9" style:family="table-row">
      <style:table-row-properties style:row-height="3.004cm" fo:break-before="auto" style:use-optimal-row-height="true"/>
    </style:style>
    <style:style style:name="ro10" style:family="table-row">
      <style:table-row-properties style:row-height="2.514cm" fo:break-before="auto" style:use-optimal-row-height="true"/>
    </style:style>
    <style:style style:name="ro12" style:family="table-row">
      <style:table-row-properties style:row-height="1.535cm" fo:break-before="auto" style:use-optimal-row-height="true"/>
    </style:style>
    <style:style style:name="ro13" style:family="table-row">
      <style:table-row-properties style:row-height="3.983cm" fo:break-before="auto" style:use-optimal-row-height="true"/>
    </style:style>
    <style:style style:name="ro14" style:family="table-row">
      <style:table-row-properties style:row-height="5.9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4" style:family="table-cell" style:parent-style-name="Excel_20_Built-in_20_Normal" style:data-style-name="N8000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order-bottom="0.002cm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fo:border-bottom="0.002cm solid #000000" fo:background-color="#eeeee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font-size="11pt" style:font-size-asian="11pt" style:font-size-complex="11pt"/>
    </style:style>
    <style:style style:name="ce7" style:family="table-cell" style:parent-style-name="Excel_20_Built-in_20_Normal">
      <style:table-cell-properties fo:border-bottom="0.002cm solid #000000" fo:background-color="#eeeee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8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9" style:family="table-cell" style:parent-style-name="Excel_20_Built-in_20_Normal" style:data-style-name="N8036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02cm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/>
    </style:style>
    <style:style style:name="ce12" style:family="table-cell" style:parent-style-name="Default">
      <style:table-cell-properties fo:background-color="#ffffff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" table:default-cell-style-name="Default"/>
        <table:table-row table:style-name="ro2">
          <table:table-cell table:style-name="ce1"/>
          <table:table-cell table:number-columns-repeated="3"/>
          <table:table-cell table:style-name="Default" table:number-columns-repeated="10"/>
          <table:table-cell/>
        </table:table-row>
        <table:table-row table:style-name="ro3">
          <table:table-cell table:style-name="ce2"/>
          <table:table-cell table:number-columns-repeated="3"/>
          <table:table-cell table:style-name="Default" table:number-columns-repeated="10"/>
          <table:table-cell/>
        </table:table-row>
        <table:table-row table:style-name="ro4">
          <table:table-cell table:number-columns-repeated="4"/>
          <table:table-cell table:style-name="ce3" office:value-type="string">
            <text:p>ID</text:p>
          </table:table-cell>
          <table:table-cell table:style-name="ce3" office:value-type="string">
            <text:p>Przypadek testowy </text:p>
          </table:table-cell>
          <table:table-cell table:style-name="ce3" office:value-type="string">
            <text:p>Opis przypadku </text:p>
          </table:table-cell>
          <table:table-cell table:style-name="ce3" office:value-type="string">
            <text:p>Opis kroków</text:p>
          </table:table-cell>
          <table:table-cell table:style-name="ce3" office:value-type="string">
            <text:p>Oczekiwany rezultat </text:p>
          </table:table-cell>
          <table:table-cell table:style-name="ce3" office:value-type="string">
            <text:p>Aktualny rezultat 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środowisko</text:p>
          </table:table-cell>
          <table:table-cell table:style-name="ce3" office:value-type="string">
            <text:p>autor</text:p>
          </table:table-cell>
          <table:table-cell table:style-name="ce3" office:value-type="string">
            <text:p>Komentarz</text:p>
          </table:table-cell>
          <table:table-cell/>
        </table:table-row>
        <table:table-row table:style-name="ro5"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Weryfikacja działania wybranych możliwości strony </text:p>
          </table:table-cell>
          <table:table-cell office:value-type="string">
            <text:p>Weryfikacja poprawności wyboru sprawdzenia dostępności produktu w salonie stacjonarnym</text:p>
          </table:table-cell>
          <table:table-cell office:value-type="string">
            <text:p>1. uruchom przeglądarkę </text:p>
          </table:table-cell>
          <table:table-cell table:number-columns-repeated="2" office:value-type="string">
            <text:p>przeglądarka uruchamia się prawidłowo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6">
          <table:table-cell table:number-columns-repeated="7"/>
          <table:table-cell office:value-type="string">
            <text:p>2. w polu przeglądarki wprowadź adres strony : <text:a xlink:href="http://www.mohito.pl/">www.mohito.pl</text:a>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<text:a xlink:href="http://www.mohito.pl/">www.mohito.pl</text:a>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9" office:value-type="string">
            <text:p>3. wybierz z listy dostępnych opcji kraj Poland i język polski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dla wybranego kraju i w języku polskim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8">
          <table:table-cell table:number-columns-repeated="7"/>
          <table:table-cell office:value-type="string">
            <text:p>4. przejdź do działu „nowości” - kliknij w napis „ nowości”</text:p>
          </table:table-cell>
          <table:table-cell office:value-type="string">
            <text:p>odnośnik „nowości” działa prawidłowo – można w niego kliknąć. Przekierowanie do działu „nowości”</text:p>
          </table:table-cell>
          <table:table-cell office:value-type="string">
            <text:p>Odnośnik działa prawidłowo,po naciśnięciu w napis - następuje przekierowanie do działu „nowości”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9">
          <table:table-cell table:number-columns-repeated="7"/>
          <table:table-cell office:value-type="string">
            <text:p>5.zmień ilość widocznych elementów na stronie – z 2 – wybierz i kliknij 4. ( po prawej stronie ekranu)</text:p>
          </table:table-cell>
          <table:table-cell office:value-type="string">
            <text:p>ikony z wyborem ilości prezentowanych ubrań na stronie działają prawidłowo, można w nie kliknąć i zmienić widok</text:p>
          </table:table-cell>
          <table:table-cell office:value-type="string">
            <text:p>po kliknięciu opcji – 4- na stronie produkty pokazują się rzędami po 4 w jednym rzędzie</text:p>
          </table:table-cell>
          <table:table-cell office:value-type="string">
            <text:p><text:s/>pozytywny 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0">
          <table:table-cell table:number-columns-repeated="4"/>
          <table:table-cell office:value-type="float" office:value="2">
            <text:p>2</text:p>
          </table:table-cell>
          <table:table-cell office:value-type="string">
            <text:p>Weryfikacja możliwości zapisania się do newslettera</text:p>
          </table:table-cell>
          <table:table-cell office:value-type="string">
            <text:p>Weryfikacja czy jest możliwość zapisania się do newslettera z danymi/bez danych</text:p>
          </table:table-cell>
          <table:table-cell office:value-type="string">
            <text:p>1. uruchom przeglądarkę </text:p>
          </table:table-cell>
          <table:table-cell table:number-columns-repeated="2" office:value-type="string">
            <text:p>przeglądarka uruchamia się prawidłowo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string">
            <text:p>2. w polu przeglądarki wprowadź adres strony : <text:a xlink:href="http://www.mohito.pl/">www.mohito.pl</text:a></text:p>
          </table:table-cell>
          <table:table-cell office:value-type="string">
            <text:p>przeglądarka uruchamia się prawidłowo</text:p>
          </table:table-cell>
          <table:table-cell office:value-type="string">
            <text:p>poprawne uruchomienie się strony <text:a xlink:href="http://www.mohito.pl/">www.mohito.pl</text:a></text:p>
          </table:table-cell>
          <table:table-cell table:style-name="ce11"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7">
          <table:table-cell table:number-columns-repeated="7"/>
          <table:table-cell office:value-type="string">
            <text:p>3. wybierz z listy dostępnych opcji kraj Poland i język polski</text:p>
          </table:table-cell>
          <table:table-cell office:value-type="string">
            <text:p>przeglądarka uruchamia się prawidłowo</text:p>
          </table:table-cell>
          <table:table-cell office:value-type="string">
            <text:p>przekierowanie i otwarcie strony dla wybranego kraju i w języku polskim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3">
          <table:table-cell table:number-columns-repeated="7"/>
          <table:table-cell office:value-type="string">
            <text:p>4. zjedź na koniec strony – na sam dół i kliknij w przycisk – „zapisz mnie do newslettera”</text:p>
          </table:table-cell>
          <table:table-cell office:value-type="string">
            <text:p>odnośnik do zapisania się do newslettera otwiera się prawidłowo</text:p>
          </table:table-cell>
          <table:table-cell office:value-type="string">
            <text:p>po naciśnięciu w pole „zapisz mnie do newslettera”następuje przekierowanie do okienka w którym trzeba wprowadzić adres mailowy i zaznaczyć akceptację regulaminu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string">
            <text:p>5.kliknij „zapisz sie” - bez uzupełniania pól</text:p>
          </table:table-cell>
          <table:table-cell office:value-type="string">
            <text:p>brak możliwości zapisania się , pojawienie się informacji , że te pola są wymagane </text:p>
          </table:table-cell>
          <table:table-cell office:value-type="string">
            <text:p>pojawia się informacja <text:s/>- to pole jest wymagane – brak możliwości zapisania się do newslettera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string">
            <text:p>6. Zaznacz checkbox z akceptacją regulaminu – nie uzupełniaj danych mailowych</text:p>
          </table:table-cell>
          <table:table-cell office:value-type="string">
            <text:p>brak możliwości zapisania się , pojawienie się informacji , że te pola są wymagane </text:p>
          </table:table-cell>
          <table:table-cell office:value-type="string">
            <text:p>pojawia się informacja <text:s/>- „to pole jest wymagane „ ( mail) – brak możliwości zapisania się do newslettera</text:p>
          </table:table-cell>
          <table:table-cell table:style-name="ce11"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4">
          <table:table-cell table:number-columns-repeated="7"/>
          <table:table-cell office:value-type="string">
            <text:p>7. Wpisz adres mailowy składający z <text:s/>– a@.cos – nie zaznaczaj checkboxa o zgodzie na akceptację regulaminu</text:p>
          </table:table-cell>
          <table:table-cell office:value-type="string">
            <text:p>brak możliwości zapisania do newslettera – brak zgody akceptującej regulamin, informacja o tym aby wpisać poprawne znaki w adresie mailowym</text:p>
          </table:table-cell>
          <table:table-cell office:value-type="string">
            <text:p>brak możliwości zapisania się do newslettera bez zgody na akceptację regulaminu – pozytywny. Pole mailowe – pojawiła się informacja „wprowadź poprawne znaki' – brak walidacji jakie znaki mogą być wprowadzone/ jak adres mailowy powinien wyglądać</text:p>
          </table:table-cell>
          <table:table-cell table:style-name="ce11" office:value-type="string">
            <text:p>Checkbox – pozytywny , pole mailowe – brak walidacji 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style-name="ce11" office:value-type="string">
            <text:p>Checkbox – pozytywny , pole mailowe – brak walidacji </text:p>
          </table:table-cell>
          <table:table-cell table:style-name="ce12"/>
        </table:table-row>
        <table:table-row table:style-name="ro3">
          <table:table-cell table:number-columns-repeated="4"/>
          <table:table-cell table:style-name="Default" table:number-columns-repeated="8"/>
          <table:table-cell/>
          <table:table-cell table:style-name="Default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11.10.2022</text:date>, <text:time>13:43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0:31:44.80</meta:creation-date>
    <dc:date>2022-10-11T13:43:38.82</dc:date>
    <meta:editing-duration>PT1H11M38S</meta:editing-duration>
    <meta:editing-cycles>3</meta:editing-cycles>
    <meta:generator>OpenOffice/4.1.13$Win32 OpenOffice.org_project/4113m1$Build-9810</meta:generator>
    <meta:document-statistic meta:table-count="3" meta:cell-count="89" meta:object-count="0"/>
  </office:meta>
</office:document-meta>
</file>